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47cm"/>
    </style:style>
    <style:style style:name="co3" style:family="table-column">
      <style:table-column-properties fo:break-before="auto" style:column-width="2.8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</office:automatic-styles>
  <office:body>
    <office:spreadsheet>
      <table:calculation-settings table:case-sensitive="false" table:automatic-find-labels="false" table:use-regular-expressions="false" table:use-wildcards="true"/>
      <table:table table:name="ai_wynik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ax bok macierzy</text:p>
          </table:table-cell>
          <table:table-cell office:value-type="string" calcext:value-type="string">
            <text:p>Czas [s]</text:p>
          </table:table-cell>
          <table:table-cell office:value-type="string" calcext:value-type="string">
            <text:p>Liczba mnożeń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176403002114967" calcext:value-type="float">
            <text:p>0,000176403002114967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143279998155776" calcext:value-type="float">
            <text:p>0,000143279998155776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214997999137267" calcext:value-type="float">
            <text:p>0,000214997999137267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154888002725784" calcext:value-type="float">
            <text:p>0,000154888002725784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14626399934059" calcext:value-type="float">
            <text:p>0,00014626399934059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256995001109317" calcext:value-type="float">
            <text:p>0,000256995001109317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165037999977358" calcext:value-type="float">
            <text:p>0,000165037999977358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258564999967348" calcext:value-type="float">
            <text:p>0,000258564999967348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412569999753032" calcext:value-type="float">
            <text:p>0,000412569999753032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27669599512592" calcext:value-type="float">
            <text:p>0,00027669599512592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234660001297016" calcext:value-type="float">
            <text:p>0,000234660001297016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240693996602204" calcext:value-type="float">
            <text:p>0,000240693996602204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171817002410535" calcext:value-type="float">
            <text:p>0,000171817002410535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185472003067844" calcext:value-type="float">
            <text:p>0,000185472003067844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168443999427836" calcext:value-type="float">
            <text:p>0,000168443999427836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196762004634365" calcext:value-type="float">
            <text:p>0,000196762004634365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406258004659321" calcext:value-type="float">
            <text:p>0,000406258004659321</text:p>
          </table:table-cell>
          <table:table-cell office:value-type="float" office:value="58" calcext:value-type="float">
            <text:p>58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313541997456923" calcext:value-type="float">
            <text:p>0,000313541997456923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268433999735862" calcext:value-type="float">
            <text:p>0,000268433999735862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335222997819073" calcext:value-type="float">
            <text:p>0,000335222997819073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188450998393819" calcext:value-type="float">
            <text:p>0,000188450998393819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153987006342504" calcext:value-type="float">
            <text:p>0,000153987006342504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451212006737478" calcext:value-type="float">
            <text:p>0,000451212006737478</text:p>
          </table:table-cell>
          <table:table-cell office:value-type="float" office:value="134" calcext:value-type="float">
            <text:p>13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259918997471686" calcext:value-type="float">
            <text:p>0,000259918997471686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281344000541139" calcext:value-type="float">
            <text:p>0,000281344000541139</text:p>
          </table:table-cell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445331999799237" calcext:value-type="float">
            <text:p>0,000445331999799237</text:p>
          </table:table-cell>
          <table:table-cell office:value-type="float" office:value="139" calcext:value-type="float">
            <text:p>13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763875003030989" calcext:value-type="float">
            <text:p>0,000763875003030989</text:p>
          </table:table-cell>
          <table:table-cell office:value-type="float" office:value="234" calcext:value-type="float">
            <text:p>23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996878996375017" calcext:value-type="float">
            <text:p>0,000996878996375017</text:p>
          </table:table-cell>
          <table:table-cell office:value-type="float" office:value="262" calcext:value-type="float">
            <text:p>26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926679997064639" calcext:value-type="float">
            <text:p>0,000926679997064639</text:p>
          </table:table-cell>
          <table:table-cell office:value-type="float" office:value="296" calcext:value-type="float">
            <text:p>29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759938993724063" calcext:value-type="float">
            <text:p>0,000759938993724063</text:p>
          </table:table-cell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103391399898101" calcext:value-type="float">
            <text:p>0,00103391399898101</text:p>
          </table:table-cell>
          <table:table-cell office:value-type="float" office:value="342" calcext:value-type="float">
            <text:p>34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958060998527799" calcext:value-type="float">
            <text:p>0,000958060998527799</text:p>
          </table:table-cell>
          <table:table-cell office:value-type="float" office:value="318" calcext:value-type="float">
            <text:p>31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102259899722412" calcext:value-type="float">
            <text:p>0,00102259899722412</text:p>
          </table:table-cell>
          <table:table-cell office:value-type="float" office:value="354" calcext:value-type="float">
            <text:p>35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11308260000078" calcext:value-type="float">
            <text:p>0,0011308260000078</text:p>
          </table:table-cell>
          <table:table-cell office:value-type="float" office:value="399" calcext:value-type="float">
            <text:p>39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331964699580567" calcext:value-type="float">
            <text:p>0,00331964699580567</text:p>
          </table:table-cell>
          <table:table-cell office:value-type="float" office:value="498" calcext:value-type="float">
            <text:p>49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574746399797732" calcext:value-type="float">
            <text:p>0,00574746399797732</text:p>
          </table:table-cell>
          <table:table-cell office:value-type="float" office:value="682" calcext:value-type="float">
            <text:p>68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596582998696249" calcext:value-type="float">
            <text:p>0,000596582998696249</text:p>
          </table:table-cell>
          <table:table-cell office:value-type="float" office:value="152" calcext:value-type="float">
            <text:p>15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982473000476602" calcext:value-type="float">
            <text:p>0,000982473000476602</text:p>
          </table:table-cell>
          <table:table-cell office:value-type="float" office:value="255" calcext:value-type="float">
            <text:p>25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833856000099331" calcext:value-type="float">
            <text:p>0,000833856000099331</text:p>
          </table:table-cell>
          <table:table-cell office:value-type="float" office:value="257" calcext:value-type="float">
            <text:p>25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85448699630797" calcext:value-type="float">
            <text:p>0,00185448699630797</text:p>
          </table:table-cell>
          <table:table-cell office:value-type="float" office:value="287" calcext:value-type="float">
            <text:p>28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02169300225796" calcext:value-type="float">
            <text:p>0,00102169300225796</text:p>
          </table:table-cell>
          <table:table-cell office:value-type="float" office:value="323" calcext:value-type="float">
            <text:p>32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971980996837374" calcext:value-type="float">
            <text:p>0,000971980996837374</text:p>
          </table:table-cell>
          <table:table-cell office:value-type="float" office:value="296" calcext:value-type="float">
            <text:p>29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04077599826269" calcext:value-type="float">
            <text:p>0,00104077599826269</text:p>
          </table:table-cell>
          <table:table-cell office:value-type="float" office:value="329" calcext:value-type="float">
            <text:p>32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34864400024526" calcext:value-type="float">
            <text:p>0,00134864400024526</text:p>
          </table:table-cell>
          <table:table-cell office:value-type="float" office:value="373" calcext:value-type="float">
            <text:p>37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8233950031572" calcext:value-type="float">
            <text:p>0,0018233950031572</text:p>
          </table:table-cell>
          <table:table-cell office:value-type="float" office:value="478" calcext:value-type="float">
            <text:p>47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25049900088925" calcext:value-type="float">
            <text:p>0,00125049900088925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62159899628023" calcext:value-type="float">
            <text:p>0,00162159899628023</text:p>
          </table:table-cell>
          <table:table-cell office:value-type="float" office:value="393" calcext:value-type="float">
            <text:p>39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29345599998487" calcext:value-type="float">
            <text:p>0,00129345599998487</text:p>
          </table:table-cell>
          <table:table-cell office:value-type="float" office:value="441" calcext:value-type="float">
            <text:p>44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212698000541423" calcext:value-type="float">
            <text:p>0,00212698000541423</text:p>
          </table:table-cell>
          <table:table-cell office:value-type="float" office:value="532" calcext:value-type="float">
            <text:p>53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204818200290902" calcext:value-type="float">
            <text:p>0,00204818200290902</text:p>
          </table:table-cell>
          <table:table-cell office:value-type="float" office:value="441" calcext:value-type="float">
            <text:p>44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50633399607614" calcext:value-type="float">
            <text:p>0,00150633399607614</text:p>
          </table:table-cell>
          <table:table-cell office:value-type="float" office:value="489" calcext:value-type="float">
            <text:p>48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72097500035306" calcext:value-type="float">
            <text:p>0,00172097500035306</text:p>
          </table:table-cell>
          <table:table-cell office:value-type="float" office:value="606" calcext:value-type="float">
            <text:p>60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411582100059604" calcext:value-type="float">
            <text:p>0,00411582100059604</text:p>
          </table:table-cell>
          <table:table-cell office:value-type="float" office:value="534" calcext:value-type="float">
            <text:p>53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850660799915204" calcext:value-type="float">
            <text:p>0,00850660799915204</text:p>
          </table:table-cell>
          <table:table-cell office:value-type="float" office:value="746" calcext:value-type="float">
            <text:p>74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502543600305216" calcext:value-type="float">
            <text:p>0,00502543600305216</text:p>
          </table:table-cell>
          <table:table-cell office:value-type="float" office:value="821" calcext:value-type="float">
            <text:p>82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917426800151588" calcext:value-type="float">
            <text:p>0,00917426800151588</text:p>
          </table:table-cell>
          <table:table-cell office:value-type="float" office:value="896" calcext:value-type="float">
            <text:p>89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306713001918979" calcext:value-type="float">
            <text:p>0,000306713001918979</text:p>
          </table:table-cell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960393997956999" calcext:value-type="float">
            <text:p>0,000960393997956999</text:p>
          </table:table-cell>
          <table:table-cell office:value-type="float" office:value="225" calcext:value-type="float">
            <text:p>22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1221815997269" calcext:value-type="float">
            <text:p>0,001221815997269</text:p>
          </table:table-cell>
          <table:table-cell office:value-type="float" office:value="343" calcext:value-type="float">
            <text:p>34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473651001811959" calcext:value-type="float">
            <text:p>0,000473651001811959</text:p>
          </table:table-cell>
          <table:table-cell office:value-type="float" office:value="169" calcext:value-type="float">
            <text:p>169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889329996425658" calcext:value-type="float">
            <text:p>0,000889329996425658</text:p>
          </table:table-cell>
          <table:table-cell office:value-type="float" office:value="280" calcext:value-type="float">
            <text:p>28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136954600020545" calcext:value-type="float">
            <text:p>0,00136954600020545</text:p>
          </table:table-cell>
          <table:table-cell office:value-type="float" office:value="280" calcext:value-type="float">
            <text:p>28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119500800064998" calcext:value-type="float">
            <text:p>0,00119500800064998</text:p>
          </table:table-cell>
          <table:table-cell office:value-type="float" office:value="317" calcext:value-type="float">
            <text:p>31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105977500061272" calcext:value-type="float">
            <text:p>0,00105977500061272</text:p>
          </table:table-cell>
          <table:table-cell office:value-type="float" office:value="358" calcext:value-type="float">
            <text:p>35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153083500481443" calcext:value-type="float">
            <text:p>0,00153083500481443</text:p>
          </table:table-cell>
          <table:table-cell office:value-type="float" office:value="322" calcext:value-type="float">
            <text:p>32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123959900520276" calcext:value-type="float">
            <text:p>0,00123959900520276</text:p>
          </table:table-cell>
          <table:table-cell office:value-type="float" office:value="365" calcext:value-type="float">
            <text:p>36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130340299801901" calcext:value-type="float">
            <text:p>0,00130340299801901</text:p>
          </table:table-cell>
          <table:table-cell office:value-type="float" office:value="411" calcext:value-type="float">
            <text:p>4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238929299666779" calcext:value-type="float">
            <text:p>0,00238929299666779</text:p>
          </table:table-cell>
          <table:table-cell office:value-type="float" office:value="536" calcext:value-type="float">
            <text:p>53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28573960007634" calcext:value-type="float">
            <text:p>0,0028573960007634</text:p>
          </table:table-cell>
          <table:table-cell office:value-type="float" office:value="582" calcext:value-type="float">
            <text:p>58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126484099746449" calcext:value-type="float">
            <text:p>0,00126484099746449</text:p>
          </table:table-cell>
          <table:table-cell office:value-type="float" office:value="384" calcext:value-type="float">
            <text:p>38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143910100450739" calcext:value-type="float">
            <text:p>0,00143910100450739</text:p>
          </table:table-cell>
          <table:table-cell office:value-type="float" office:value="432" calcext:value-type="float">
            <text:p>43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313603999529732" calcext:value-type="float">
            <text:p>0,00313603999529732</text:p>
          </table:table-cell>
          <table:table-cell office:value-type="float" office:value="481" calcext:value-type="float">
            <text:p>48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210008500289405" calcext:value-type="float">
            <text:p>0,00210008500289405</text:p>
          </table:table-cell>
          <table:table-cell office:value-type="float" office:value="596" calcext:value-type="float">
            <text:p>59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303174899454461" calcext:value-type="float">
            <text:p>0,00303174899454461</text:p>
          </table:table-cell>
          <table:table-cell office:value-type="float" office:value="649" calcext:value-type="float">
            <text:p>649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147868799831485" calcext:value-type="float">
            <text:p>0,00147868799831485</text:p>
          </table:table-cell>
          <table:table-cell office:value-type="float" office:value="489" calcext:value-type="float">
            <text:p>489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390754100226331" calcext:value-type="float">
            <text:p>0,00390754100226331</text:p>
          </table:table-cell>
          <table:table-cell office:value-type="float" office:value="533" calcext:value-type="float">
            <text:p>53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352903499879176" calcext:value-type="float">
            <text:p>0,00352903499879176</text:p>
          </table:table-cell>
          <table:table-cell office:value-type="float" office:value="657" calcext:value-type="float">
            <text:p>65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549853299889946" calcext:value-type="float">
            <text:p>0,00549853299889946</text:p>
          </table:table-cell>
          <table:table-cell office:value-type="float" office:value="725" calcext:value-type="float">
            <text:p>72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410671099962201" calcext:value-type="float">
            <text:p>0,00410671099962201</text:p>
          </table:table-cell>
          <table:table-cell office:value-type="float" office:value="576" calcext:value-type="float">
            <text:p>57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05696610044106" calcext:value-type="float">
            <text:p>0,0105696610044106</text:p>
          </table:table-cell>
          <table:table-cell office:value-type="float" office:value="798" calcext:value-type="float">
            <text:p>79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714902199979406" calcext:value-type="float">
            <text:p>0,00714902199979406</text:p>
          </table:table-cell>
          <table:table-cell office:value-type="float" office:value="874" calcext:value-type="float">
            <text:p>87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8132636998198" calcext:value-type="float">
            <text:p>0,008132636998198</text:p>
          </table:table-cell>
          <table:table-cell office:value-type="float" office:value="928" calcext:value-type="float">
            <text:p>92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897937199624721" calcext:value-type="float">
            <text:p>0,00897937199624721</text:p>
          </table:table-cell>
          <table:table-cell office:value-type="float" office:value="941" calcext:value-type="float">
            <text:p>94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21383139994578" calcext:value-type="float">
            <text:p>0,0121383139994578</text:p>
          </table:table-cell>
          <table:table-cell office:value-type="float" office:value="990" calcext:value-type="float">
            <text:p>99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12582929994096" calcext:value-type="float">
            <text:p>0,0012582929994096</text:p>
          </table:table-cell>
          <table:table-cell office:value-type="float" office:value="366" calcext:value-type="float">
            <text:p>36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145436100137886" calcext:value-type="float">
            <text:p>0,00145436100137886</text:p>
          </table:table-cell>
          <table:table-cell office:value-type="float" office:value="381" calcext:value-type="float">
            <text:p>38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173698300204705" calcext:value-type="float">
            <text:p>0,00173698300204705</text:p>
          </table:table-cell>
          <table:table-cell office:value-type="float" office:value="462" calcext:value-type="float">
            <text:p>46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265960699471179" calcext:value-type="float">
            <text:p>0,00265960699471179</text:p>
          </table:table-cell>
          <table:table-cell office:value-type="float" office:value="510" calcext:value-type="float">
            <text:p>51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230104599904735" calcext:value-type="float">
            <text:p>0,00230104599904735</text:p>
          </table:table-cell>
          <table:table-cell office:value-type="float" office:value="636" calcext:value-type="float">
            <text:p>63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327261199709028" calcext:value-type="float">
            <text:p>0,00327261199709028</text:p>
          </table:table-cell>
          <table:table-cell office:value-type="float" office:value="691" calcext:value-type="float">
            <text:p>69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452506800502306" calcext:value-type="float">
            <text:p>0,00452506800502306</text:p>
          </table:table-cell>
          <table:table-cell office:value-type="float" office:value="560" calcext:value-type="float">
            <text:p>56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496973199915374" calcext:value-type="float">
            <text:p>0,00496973199915374</text:p>
          </table:table-cell>
          <table:table-cell office:value-type="float" office:value="696" calcext:value-type="float">
            <text:p>69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694645500334445" calcext:value-type="float">
            <text:p>0,00694645500334445</text:p>
          </table:table-cell>
          <table:table-cell office:value-type="float" office:value="760" calcext:value-type="float">
            <text:p>760</text:p>
          </table:table-cell>
          <table:table-cell table:number-columns-repeated="5"/>
        </table:table-row>
      </table:table>
      <table:table table:name="Arkusz2" table:style-name="ta1">
        <table:table-column table:style-name="co1" table:number-columns-repeated="10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02770259961835108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0573769000766333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69744000211358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0.0003083539995714091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0.00374232300237054</text:p>
          </table:table-cell>
          <table:table-cell office:value-type="float" office:value="247" calcext:value-type="float">
            <text:p>2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50317089990130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string" calcext:value-type="string">
            <text:p>0.0009400449998793192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string" calcext:value-type="string">
            <text:p>0.008970130002126098</text:p>
          </table:table-cell>
          <table:table-cell office:value-type="float" office:value="2017" calcext:value-type="float">
            <text:p>2017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0.0093982200050959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string" calcext:value-type="string">
            <text:p>0.0029872619998059236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string" calcext:value-type="string">
            <text:p>0.05021013999794377</text:p>
          </table:table-cell>
          <table:table-cell office:value-type="float" office:value="15271" calcext:value-type="float">
            <text:p>15271</text:p>
          </table:table-cell>
          <table:table-cell office:value-type="float" office:value="2401" calcext:value-type="float">
            <text:p>2401</text:p>
          </table:table-cell>
          <table:table-cell office:value-type="string" calcext:value-type="string">
            <text:p>0.0492876749995048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string" calcext:value-type="string">
            <text:p>0.017689944004814606</text:p>
          </table:table-cell>
          <table:table-cell table:number-columns-repeated="2" office:value-type="float" office:value="32768" calcext:value-type="float">
            <text:p>32768</text:p>
          </table:table-cell>
          <table:table-cell office:value-type="string" calcext:value-type="string">
            <text:p>0.3628928830003133</text:p>
          </table:table-cell>
          <table:table-cell office:value-type="float" office:value="111505" calcext:value-type="float">
            <text:p>111505</text:p>
          </table:table-cell>
          <table:table-cell office:value-type="float" office:value="16807" calcext:value-type="float">
            <text:p>16807</text:p>
          </table:table-cell>
          <table:table-cell office:value-type="string" calcext:value-type="string">
            <text:p>0.3517606720051844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262144" calcext:value-type="float">
            <text:p>262144</text:p>
          </table:table-cell>
          <table:table-cell office:value-type="string" calcext:value-type="string">
            <text:p>0.13899527399917133</text:p>
          </table:table-cell>
          <table:table-cell table:number-columns-repeated="2" office:value-type="float" office:value="262144" calcext:value-type="float">
            <text:p>262144</text:p>
          </table:table-cell>
          <table:table-cell office:value-type="string" calcext:value-type="string">
            <text:p>2.626008637002087</text:p>
          </table:table-cell>
          <table:table-cell office:value-type="float" office:value="798967" calcext:value-type="float">
            <text:p>798967</text:p>
          </table:table-cell>
          <table:table-cell office:value-type="float" office:value="117649" calcext:value-type="float">
            <text:p>117649</text:p>
          </table:table-cell>
          <table:table-cell office:value-type="string" calcext:value-type="string">
            <text:p>2.401045250000606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2097152" calcext:value-type="float">
            <text:p>2097152</text:p>
          </table:table-cell>
          <table:table-cell office:value-type="string" calcext:value-type="string">
            <text:p>1.107978619998903</text:p>
          </table:table-cell>
          <table:table-cell table:number-columns-repeated="2" office:value-type="float" office:value="2097152" calcext:value-type="float">
            <text:p>2097152</text:p>
          </table:table-cell>
          <table:table-cell office:value-type="string" calcext:value-type="string">
            <text:p>21.00738109899976</text:p>
          </table:table-cell>
          <table:table-cell office:value-type="float" office:value="5666497" calcext:value-type="float">
            <text:p>5666497</text:p>
          </table:table-cell>
          <table:table-cell office:value-type="float" office:value="823543" calcext:value-type="float">
            <text:p>823543</text:p>
          </table:table-cell>
          <table:table-cell office:value-type="string" calcext:value-type="string">
            <text:p>16.75130121799884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16777216" calcext:value-type="float">
            <text:p>16777216</text:p>
          </table:table-cell>
          <table:table-cell office:value-type="string" calcext:value-type="string">
            <text:p>8.720003842994629</text:p>
          </table:table-cell>
          <table:table-cell table:number-columns-repeated="2" office:value-type="float" office:value="16777216" calcext:value-type="float">
            <text:p>16777216</text:p>
          </table:table-cell>
          <table:table-cell office:value-type="string" calcext:value-type="string">
            <text:p>171.37960249300522</text:p>
          </table:table-cell>
          <table:table-cell office:value-type="float" office:value="39960391" calcext:value-type="float">
            <text:p>39960391</text:p>
          </table:table-cell>
          <table:table-cell office:value-type="float" office:value="5764801" calcext:value-type="float">
            <text:p>5764801</text:p>
          </table:table-cell>
          <table:table-cell office:value-type="string" calcext:value-type="string">
            <text:p>120.57882250799594</text:p>
          </table:table-cell>
        </table:table-row>
      </table:table>
      <table:named-expressions/>
      <table:database-ranges>
        <table:database-range table:name="__Anonymous_Sheet_DB__0" table:target-range-address="ai_wyniki.A2:ai_wyniki.C9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3:05:08.376189358</meta:creation-date>
    <dc:date>2025-10-16T01:56:12.651559476</dc:date>
    <meta:editing-duration>PT23M46S</meta:editing-duration>
    <meta:editing-cycles>1</meta:editing-cycles>
    <meta:document-statistic meta:table-count="2" meta:cell-count="362" meta:object-count="0"/>
    <meta:generator>LibreOffice/7.3.7.2$Linux_X86_64 LibreOffice_project/30$Build-2</meta:generator>
  </office:meta>
</office:document-meta>
</file>